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6.96pt"/>
    </style:style>
    <style:style style:name="co2" style:family="table-column">
      <style:table-column-properties fo:break-before="auto" style:column-width="363.9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✅ TC-001: Search for "laptop"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function with lowercase key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Steps</text:p>
          </table:table-cell>
          <table:table-cell table:style-name="ce2" office:value-type="string" calcext:value-type="string">
            <text:p>1. Click on the search bar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2. Type “laptop”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3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Laptop products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“No product found”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❌ Fai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is case-sensitive. Should accept lowercase.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2: Search for "PC" (uppercase)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function with uppercase keywor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PC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C-related products app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Results displayed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works with uppercas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3: Search with special character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with invalid input (special character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1. Type “#####”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2. Press En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Message: “No product found”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ame message appea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Expected behavior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4: Add a Product to Cart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user can add a product to the c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a product p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4">
            <text:p>Steps</text:p>
          </table:table-cell>
          <table:table-cell table:style-name="ce2" office:value-type="string" calcext:value-type="string">
            <text:p>1-Go to homepage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2-Search for a product (e.g. "PC")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3-Click on a product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4-Click on "Add to Cart" butt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roduct is added to the cart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roduct added and confirmation is show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 </text:p>
          </table:table-cell>
          <table:table-cell table:style-name="ce2" office:value-type="string" calcext:value-type="string">
            <text:p>No issue found. Cart updated correctl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5: Checkout without Logging In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guest user cannot reach checkout pag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has product in car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3">
            <text:p>Steps</text:p>
          </table:table-cell>
          <table:table-cell table:style-name="ce2" office:value-type="string" calcext:value-type="string">
            <text:p>Add product to cart</text:p>
          </table:table-cell>
          <table:table-cell table:number-columns-repeated="1022"/>
        </table:table-row>
        <table:table-row table:style-name="ro1">
          <table:covered-table-cell table:style-name="ce4"/>
          <table:table-cell table:style-name="ce2" office:value-type="string" calcext:value-type="string">
            <text:p>Go to cart page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Click "Proceed to Checkout" without logging in |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User should be redirected to login or asked to create an accou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User blocked from accessing checko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curity feature works correctl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✅ TC-006: Search Input with Spaces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C-0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Verify search works when input has spaces before/af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ondition</text:p>
          </table:table-cell>
          <table:table-cell table:style-name="ce2" office:value-type="string" calcext:value-type="string">
            <text:p>User is on homepag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1" table:number-rows-spanned="2">
            <text:p>Steps</text:p>
          </table:table-cell>
          <table:table-cell table:style-name="ce2" office:value-type="string" calcext:value-type="string">
            <text:p>Type " PC " with leading/trailing spaces into search</text:p>
          </table:table-cell>
          <table:table-cell table:number-columns-repeated="1022"/>
        </table:table-row>
        <table:table-row table:style-name="ro1">
          <table:covered-table-cell table:style-name="ce5"/>
          <table:table-cell table:style-name="ce2" office:value-type="string" calcext:value-type="string">
            <text:p>Press Enter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Search trims spaces and shows correct results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Results displayed successfull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✅ Pas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should ignore extra spaces</text:p>
          </table:table-cell>
          <table:table-cell table:number-columns-repeated="102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" meta:object-count="0"/>
    <meta:generator>LibreOfficeDev/6.0.5.2$Linux_X86_64 LibreOffice_project/</meta:generator>
  </office:meta>
</office:document-meta>
</file>